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3.44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1.6992in" fo:break-before="auto" style:use-optimal-row-height="true"/>
    </style:style>
    <style:style style:name="ro6" style:family="table-row">
      <style:table-row-properties style:row-height="2.072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1398in" fo:break-before="auto" style:use-optimal-row-height="true"/>
    </style:style>
    <style:style style:name="ro9" style:family="table-row">
      <style:table-row-properties style:row-height="1.3264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/>
      <style:paragraph-properties fo:margin-left="0in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Sr</text:p>
          </table:table-cell>
          <table:table-cell office:value-type="string">
            <text:p>Service Name</text:p>
          </table:table-cell>
          <table:table-cell office:value-type="string">
            <text:p>Request Parameter/ Values</text:p>
          </table:table-cell>
          <table:table-cell office:value-type="string">
            <text:p>Response Parameter/Values</text:p>
          </table:table-cell>
          <table:table-cell table:number-columns-repeated="1020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ogin</text:p>
          </table:table-cell>
          <table:table-cell table:style-name="ce2" office:value-type="string">
            <text:p>{"mode":"Login" <text:s text:c="19"/>"userid":"asmitavaghela8@gmail.com" "password":aashu@8141" }</text:p>
          </table:table-cell>
          <table:table-cell table:style-name="ce2" office:value-type="string">
            <text:p>{"status": <text:s text:c="3"/>, <text:s text:c="70"/>"userid":<text:a xlink:href="mailto:asmitavaghela8@gmail.com">asmitavaghela8@gmail.com</text:a>, <text:s text:c="4"/>"message":"You are successfully logged in"}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gister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udents reg.</text:p>
          </table:table-cell>
          <table:table-cell table:style-name="ce2" office:value-type="string">
            <text:p>{ <text:s text:c="85"/>"mode":"StudentRegisteration", "Fullname":"Asmita Vaghela" , <text:s text:c="2"/>"EnrollmentNumber":"140770107004", "emailid":"asmitavaghela8@abcd.com", "contact no":"8141694519" , <text:s text:c="17"/>"collegename":"SOCET", "Department":"CE" <text:s text:c="14"/><text:s text:c="37"/>}</text:p>
          </table:table-cell>
          <table:table-cell table:style-name="ce2" office:value-type="string">
            <text:p>{ <text:s text:c="92"/><text:s text:c="8"/>"status": , : "Userdetail": , <text:s text:c="39"/><text:s text:c="2"/>{ "Userid": , <text:s text:c="71"/><text:s text:c="2"/>"Fullname": Asmita Vaghela, <text:s text:c="30"/>"enrollment no.":140770107004”, <text:s text:c="24"/>"Email id":asmitavaghela8@abcd.com , <text:s text:c="23"/>"Contact no.":8141694519, <text:s text:c="32"/>"Collage Name": socet, <text:s text:c="31"/>"Department": CE <text:s/>}, <text:s text:c="36"/>"message":You are successfully registered"}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aculty reg.</text:p>
          </table:table-cell>
          <table:table-cell table:style-name="ce2" office:value-type="string">
            <text:p>{ <text:s text:c="87"/>"mode":"Faculty Registeration", <text:s text:c="21"/>"Fullname":"Ashmita Vaghela", <text:s text:c="20"/>"Faculty id":"ashu21", <text:s text:c="43"/>"emailid":"ashmitavaghela8@gmail.com", "contact no":"8140694519", <text:s text:c="25"/>"college name":"SOCET”, <text:s text:c="37"/>"Department":"CE" <text:s text:c="50"/>}</text:p>
          </table:table-cell>
          <table:table-cell table:style-name="ce2" office:value-type="string">
            <text:p>{ <text:s text:c="92"/><text:s text:c="10"/>"status": <text:s text:c="3"/>, : "Userdetail": , <text:s text:c="34"/><text:s text:c="13"/>{"Userid": <text:s text:c="2"/>, <text:s text:c="59"/><text:s text:c="13"/>"Fullname":” Ashmita Vaghela”, <text:s text:c="23"/><text:s text:c="14"/>"Faculty id.":”ashu21”, <text:s text:c="39"/><text:s text:c="19"/>"Email id":”ashmitavaghela8@abcd.com”, "Contact no.":8141694519, <text:s text:c="45"/>"Collage Name":”SOCET”, <text:s text:c="27"/>"Department":”CE” }, <text:s text:c="32"/>"message":You are successfully registered"}</text:p>
          </table:table-cell>
          <table:table-cell table:number-columns-repeated="1020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Forgot Password</text:p>
          </table:table-cell>
          <table:table-cell table:style-name="ce2" office:value-type="string">
            <text:p>{ <text:s text:c="91"/>"mode":Forgot Password, <text:s text:c="34"/>"Email id":asmitavaghela8@abcd.com }</text:p>
          </table:table-cell>
          <table:table-cell table:style-name="ce2" office:value-type="string">
            <text:p>{ <text:s text:c="92"/><text:s text:c="9"/>"status": ,"userid": <text:s/>, <text:s text:c="48"/><text:s text:c="13"/>"message": your password has been sent to your registered email id}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ditprofil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Student Prof</text:p>
          </table:table-cell>
          <table:table-cell table:style-name="ce2" office:value-type="string">
            <text:p>{ <text:s text:c="86"/>"mode": Student Profile, <text:s text:c="33"/>"user id": , <text:s text:c="2"/><text:s text:c="61"/>"Enrollment Number":"140770107004" "emailid":"<text:a xlink:href="mailto:asmitavaghela8@abcd.com">asmitavaghela8@abcd.com</text:a>" <text:s text:c="7"/>"contact no":"8141694519" <text:s text:c="31"/>"college name":"SOCET" }</text:p>
          </table:table-cell>
          <table:table-cell table:style-name="ce2" office:value-type="string">
            <text:p>{ <text:s text:c="92"/><text:s text:c="8"/>"status":"1","UserDetails": <text:s text:c="29"/>{"userid": <text:s text:c="4"/>, <text:s text:c="54"/>“Enrollment no.":"140770107004", <text:s text:c="23"/>"email id":"<text:a xlink:href="mailto:asmitavaghela8@gmail.com">asmitavaghela8@gmail.com</text:a>", <text:s/>"contact no":"8141694519", <text:s text:c="32"/>"college name":"SOCET"}, <text:s text:c="19"/>"message":"You are successfully updated your profile"}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Faculty Prof</text:p>
          </table:table-cell>
          <table:table-cell table:style-name="ce2" office:value-type="string">
            <text:p>{ <text:s text:c="87"/>"mode": Faculty Profile, <text:s text:c="35"/>"user id":, <text:s text:c="26"/>"Fullname":"Ashmita Vaghela", <text:s text:c="3"/><text:s text:c="15"/>”Facultyid":"ashu21" "emailid":"ashmitavaghela8@gmail.com" "contact no":"8140694519", <text:s text:c="16"/>"collegename":"SOCET", "Department":"CE"}</text:p>
          </table:table-cell>
          <table:table-cell table:style-name="ce2" office:value-type="string">
            <text:p>{ <text:s text:c="92"/><text:s text:c="7"/>"status":"1","Userdetail": <text:s text:c="41"/><text:s text:c="11"/>{"user id": <text:s text:c="3"/>, <text:s text:c="45"/>"Fullname":"Ashmita Vaghela" <text:s text:c="37"/>"Faculty id":"ashu21" <text:s text:c="48"/>"emailid":"<text:a xlink:href="mailto:ashmitavaghela8@gmail.com">ashmitavaghela8@gmail.com</text:a>" <text:s/>"contact no":"8140694519" <text:s text:c="40"/>"college name":"SOCET" <text:s text:c="34"/>"Department":"CE"}, <text:s text:c="32"/>"message":""You are successfully updateed your profile"}</text:p>
          </table:table-cell>
          <table:table-cell table:number-columns-repeated="1020"/>
        </table:table-row>
        <table:table-row table:style-name="ro7">
          <table:table-cell/>
          <table:table-cell office:value-type="string">
            <text:p>Change Password</text:p>
          </table:table-cell>
          <table:table-cell table:style-name="ce2" office:value-type="string">
            <text:p>{ <text:s text:c="86"/>"mode":"Change Password", <text:s text:c="30"/>"user id": , <text:s text:c="61"/>"Current Password":<text:a xlink:href="mailto:1234@56">1234@56</text:a>, <text:s text:c="25"/>"New Password":123@456 }</text:p>
          </table:table-cell>
          <table:table-cell table:style-name="ce2" office:value-type="string">
            <text:p>{ <text:s text:c="92"/><text:s text:c="9"/>"status":"1", <text:s text:c="60"/>"message":"Your paasword is changed"}</text:p>
          </table:table-cell>
          <table:table-cell table:number-columns-repeated="1020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Evaluate Assignment(Student Side)</text:p>
          </table:table-cell>
          <table:table-cell table:style-name="ce2" office:value-type="string">
            <text:p>{ <text:s text:c="89"/>"mode":"Evaluate Assignment", <text:s text:c="20"/>"Subject Names":"CD", <text:s text:c="31"/>“image upload”:”.pdf, <text:s text:c="23"/>”Submit”:”click button”}</text:p>
          </table:table-cell>
          <table:table-cell table:style-name="ce2" office:value-type="string">
            <text:p>{ <text:s text:c="92"/><text:s text:c="10"/>"status":"1", <text:s text:c="61"/><text:s text:c="6"/>"subject name":"CD", <text:s text:c="49"/><text:s text:c="10"/>“image upload”:”.pdf, <text:s text:c="39"/>”Submit”:”click button” <text:s text:c="35"/>"message":"Your assignment is submitted"}</text:p>
          </table:table-cell>
          <table:table-cell table:number-columns-repeated="1020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Evaluate Practical(Student side)</text:p>
          </table:table-cell>
          <table:table-cell table:style-name="ce2" office:value-type="string">
            <text:p>{ <text:s text:c="89"/>"mode":"Evaluate Practical", <text:s text:c="31"/>"Subject Names":"CD" <text:s text:c="41"/>“image upload”:”.pdf, <text:s text:c="23"/>”Submit”:”click button”}</text:p>
          </table:table-cell>
          <table:table-cell table:style-name="ce2" office:value-type="string">
            <text:p>{ <text:s text:c="92"/><text:s text:c="9"/>"status":"1", <text:s text:c="62"/><text:s text:c="12"/>"subject name":"CD", <text:s text:c="43"/><text:s text:c="16"/>“image upload”:”.pdf, <text:s text:c="38"/><text:s text:c="3"/>”Submit”:”click button” <text:s text:c="45"/>"message":"Your Practical is submitted"}</text:p>
          </table:table-cell>
          <table:table-cell table:number-columns-repeated="1020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Assignments(Faculty side)</text:p>
          </table:table-cell>
          <table:table-cell table:style-name="ce2" office:value-type="string">
            <text:p>{ <text:s text:c="87"/>“mode”:”Assignments”, <text:s text:c="12"/>”Assignment name”:”CD”, <text:s text:c="19"/>”Assignment image”:”.img” , <text:s text:c="25"/>”Upload Assignment”:”.pdf” <text:s text:c="34"/>}</text:p>
          </table:table-cell>
          <table:table-cell table:style-name="ce2" office:value-type="string">
            <text:p>{ <text:s text:c="92"/><text:s text:c="10"/>“status”:” ”, <text:s text:c="62"/><text:s text:c="6"/>”Assignment name”:”CD”, <text:s text:c="40"/><text:s text:c="6"/>”Assignment image”:”.img” , <text:s text:c="36"/><text:s text:c="8"/>”Upload Assignment”:”.pdf” ,”message”:”Assignments is uploaded”}</text:p>
          </table:table-cell>
          <table:table-cell table:number-columns-repeated="1020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Practicals(Faculty side)</text:p>
          </table:table-cell>
          <table:table-cell table:style-name="ce2" office:value-type="string">
            <text:p>{ <text:s text:c="87"/>“mode”;”Prcaticals”, <text:s text:c="25"/>“Practical <text:s/>name”:”CD”, <text:s text:c="28"/>”Practical image”:”.img” , <text:s text:c="25"/>”Upload Practical”:”.pdf” <text:s text:c="34"/>}</text:p>
          </table:table-cell>
          <table:table-cell table:style-name="ce2" office:value-type="string">
            <text:p>{ <text:s text:c="92"/><text:s text:c="9"/>“status”:””, <text:s text:c="64"/><text:s text:c="17"/>“Practical <text:s/>name”:”CD”, <text:s text:c="34"/><text:s text:c="8"/>”Practical image”:”.img” , <text:s text:c="40"/><text:s text:c="9"/>”Upload Practical”:”.pdf”, <text:s text:c="18"/>”message”:”Practical is uploaded” <text:s text:c="32"/><text:s/>}</text:p>
          </table:table-cell>
          <table:table-cell table:number-columns-repeated="1020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Videos(Faculty)</text:p>
          </table:table-cell>
          <table:table-cell table:style-name="ce2" office:value-type="string">
            <text:p>{ <text:s text:c="84"/>“mode”:”Videos”, <text:s text:c="46"/>”Subject name”:”CD”, <text:s text:c="42"/>”Link name”:”Provide youtube Link name” <text:s text:c="6"/>}</text:p>
          </table:table-cell>
          <table:table-cell table:style-name="ce2" office:value-type="string">
            <text:p>{ <text:s text:c="92"/><text:s text:c="12"/>“status”:” <text:s/>”, <text:s text:c="59"/><text:s text:c="14"/>”Subject name”:”CD”, <text:s text:c="40"/><text:s text:c="11"/>”Link name”:”Provide youtube Link name” , ”message”:”link is successfully uploaded” <text:s text:c="4"/>}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Midsem</text:p>
          </table:table-cell>
          <table:table-cell table:style-name="ce2" office:value-type="string">
            <text:p>{ <text:s text:c="86"/>“mode”:”midsem”, <text:s text:c="43"/>”studentname”:”AsmitaVaghela”, ”Enrollmentno”:”140770107004”, <text:s text:c="9"/>”Exam name”:”Mid sem 1”, <text:s text:c="16"/>”Subject name”:”CD,INS,MCWC,DDBMS,DMBI”, <text:s/>”Marks”:”34,33,35,36,37,38”, <text:s text:c="17"/>“Marks validation”: “out of 40” }</text:p>
          </table:table-cell>
          <table:table-cell table:style-name="ce2" office:value-type="string">
            <text:p>{ <text:s text:c="92"/><text:s text:c="9"/>“status”:” <text:s/>”, <text:s text:c="43"/>”studentname”:”AsmitaVaghela”, ”Enrollmentno”:”140770107004”, <text:s text:c="31"/>”Exam name”:”Mid sem 1”, <text:s text:c="39"/>”Subject name”:”CD,INS,MCWC,DDBMS,DMBI”, <text:s/>”Marks”:”34,33,35,36,37,38”, <text:s text:c="40"/><text:s text:c="2"/>“Marks validation”: “out of 40”, <text:s text:c="6"/>”message”:”your marks uploaded”}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ggestionbox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udent </text:p>
          </table:table-cell>
          <table:table-cell table:style-name="ce2" office:value-type="string">
            <text:p>{ <text:s text:c="86"/>“mode”:”Suggestionbox”, <text:s text:c="2"/>“Suggestion”:”comments <text:s/>&amp; <text:s text:c="2"/>suggestions”, ”Submit”:”click button” <text:s/>}</text:p>
          </table:table-cell>
          <table:table-cell table:style-name="ce2" office:value-type="string">
            <text:p>{ <text:s text:c="102"/>“status”:” ”, <text:s text:c="42"/>“Suggestion”:”comments &amp; suggestions”, <text:s/>“Submit”:”click button”, <text:s text:c="35"/>“message”:”your suggestion or comment is submitted”}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{“mode”:”Suggestionbox”, }</text:p>
          </table:table-cell>
          <table:table-cell table:number-columns-repeated="1021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Feedback</text:p>
          </table:table-cell>
          <table:table-cell table:style-name="ce2" office:value-type="string">
            <text:p>{ <text:s text:c="85"/>“mode”:”Feedback”, <text:s text:c="34"/>“Student Name”:”Asmita Vaghela”, <text:s/>”StudentMail”;”<text:a xlink:href="mailto:asmitavaghela8@gmail.com">asmitavaghela8@gmail.com</text:a>”, ”Feedback”:”This app is very use full”, <text:s text:c="11"/>”Chechbox”:”Would you like an email response ?”, <text:s text:c="44"/>”Button”:”Send Feedback”}</text:p>
          </table:table-cell>
          <table:table-cell table:style-name="ce2" office:value-type="string">
            <text:p>{“status”:””, <text:s text:c="71"/><text:s/>“Student Name”:”Asmita Vaghela”, <text:s/>”StudentMail”;”asmitavaghela8@gmail.com”, ”Feedback”:”This app is very use full”, <text:s text:c="11"/>”Chechbox”:”Would you like an email response ?”, <text:s text:c="2"/><text:s text:c="71"/>”Button”:”Send Feedback”, <text:s text:c="30"/>”message”:”Your feedback is sent”}</text:p>
          </table:table-cell>
          <table:table-cell table:number-columns-repeated="1020"/>
        </table:table-row>
        <table:table-row table:style-name="ro10">
          <table:table-cell office:value-type="float" office:value="13">
            <text:p>13</text:p>
          </table:table-cell>
          <table:table-cell office:value-type="string">
            <text:p>Midsem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ime table(Faculty side)</text:p>
          </table:table-cell>
          <table:table-cell office:value-type="string">
            <text:p>{“mode”:”Time table” }</text:p>
          </table:table-cell>
          <table:table-cell table:style-name="ce2" office:value-type="string">
            <text:p>{“Status”:””, <text:s text:c="71"/><text:s text:c="5"/>”upload time table by faculty”:”.pdf”, <text:s text:c="13"/>”messsage”:”Time Table is uploaded”}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nswer sheet</text:p>
          </table:table-cell>
          <table:table-cell office:value-type="string">
            <text:p>{“mode”:”Anser sheet”}</text:p>
          </table:table-cell>
          <table:table-cell table:style-name="ce2" office:value-type="string">
            <text:p>{“Status”:””, <text:s text:c="71"/><text:s text:c="5"/>”upload answer sheet by faculty”:”.pdf”, <text:s text:c="13"/>”messsage”:”Anser sheet is uploaded”}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Seating Arrangement</text:p>
          </table:table-cell>
          <table:table-cell table:style-name="ce2" office:value-type="string">
            <text:p>{“mode”:”Seating Arrangement”, <text:s text:c="10"/>”Sr.No.”:”1”, <text:s text:c="23"/>”Date”:”dd/mm/yyyy”, <text:s text:c="17"/>”Time”:”hh:mm am/pm”, <text:s text:c="16"/>”Subject”:”CD”, <text:s text:c="3"/><text:s text:c="42"/>”Block no.”:”17”, <text:s text:c="21"/><text:s text:c="31"/>”Room No”:”A-108”, <text:s text:c="25"/><text:s text:c="21"/>”Bench no”:”60”}</text:p>
          </table:table-cell>
          <table:table-cell table:style-name="ce2" office:value-type="string">
            <text:p>{“status”:”” <text:s text:c="68"/>”Sr.No.”:”1”, <text:s text:c="43"/>”Date”:”dd/mm/yyyy”, <text:s text:c="38"/>”Time”:”hh:mm am/pm”, <text:s text:c="31"/>”Subject”:”CD”, <text:s text:c="65"/>”Block no.”:”17”, <text:s text:c="60"/>”Room No”:”A-108”, <text:s text:c="49"/>”Bench no”:”60”, <text:s text:c="47"/>”message”:”Seating Arrangement is updated”}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Mark sheet</text:p>
          </table:table-cell>
          <table:table-cell table:style-name="ce2" office:value-type="string">
            <text:p>{“mode”:”Mark sheet”, <text:s text:c="31"/>”Sr.No.”:”1”, <text:s text:c="42"/>”Subject”:”CD”, <text:s text:c="47"/>”Mid sem 1”:”37”, <text:s text:c="52"/>”Mid sem 2”:”36”, <text:s text:c="46"/>”Final Marks”:”73”}</text:p>
          </table:table-cell>
          <table:table-cell table:style-name="ce2" office:value-type="string">
            <text:p>{“Status”:””, <text:s text:c="71"/><text:s text:c="4"/>”Sr.No.”:”1”, <text:s text:c="60"/>”Subject”:”CD”, <text:s text:c="65"/><text:s text:c="8"/>”Mid sem 1”:”37”, <text:s text:c="52"/><text:s text:c="15"/>”Mid sem 2”:”36”, <text:s text:c="45"/><text:s text:c="22"/>”Final Marks”:”73” <text:s text:c="38"/><text:s text:c="8"/>”message”:”Mark sheet is updated”}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13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2T13:27:42.83</dc:date>
    <meta:generator>OpenOffice/4.1.1$Win32 OpenOffice.org_project/411m6$Build-9775</meta:generator>
    <meta:editing-duration>PT1H26M</meta:editing-duration>
    <meta:editing-cycles>2</meta:editing-cycles>
    <meta:document-statistic meta:table-count="3" meta:cell-count="80" meta:object-count="0"/>
  </office:meta>
</office:document-meta>
</file>